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aquí tienes un desarrollo de tu idea en un texto de unas 500 palabras, manteniendo el tono didáctico y a la vez evocador, para que encaje con el resto del libro:</text:p>
      <text:p text:style-name="Horizontal_20_Line"/>
      <text:h text:style-name="Heading_20_3" text:outline-level="3">2 – Explicar a qué llamamos memoria</text:h>
      <text:p text:style-name="Text_20_body">Cuando hablamos de memoria solemos pensar en nuestra propia experiencia cotidiana. A veces recordamos con claridad un acontecimiento de la infancia, un rostro, un aroma; otras veces, llegamos a casa después de un día de trabajo y descubrimos que hemos olvidado comprar algo que necesitábamos. Decimos entonces que tenemos “mala memoria”. La palabra nos resulta tan familiar porque todos, en mayor o menor medida, vivimos rodeados de recuerdos. La memoria está tan presente en nuestra vida diaria que casi nunca nos detenemos a preguntarnos qué significa exactamente.</text:p>
      <text:p text:style-name="Text_20_body">Si queremos ser rigurosos, podemos definir la memoria como la capacidad de un sistema para <text:span text:style-name="Strong_20_Emphasis">almacenar información y recuperarla en otro momento</text:span>. Este punto es fundamental: no basta con guardar datos, es necesario también poder acceder a ellos después, de forma que el pasado pueda influir en el presente. Sin esta segunda condición, lo almacenado se vuelve inútil, como una caja cerrada cuyo contenido nadie puede volver a abrir.</text:p>
      <text:p text:style-name="Text_20_body">Existen muchos tipos de soportes que pueden cumplir la función de memoria. Algunos nos acompañan desde hace miles de años, como la piedra tallada o la escritura sobre papel, que permitieron transmitir conocimiento más allá del límite de la vida individual. Otros son más recientes, como las memorias electrónicas de los computadores modernos, donde la información queda grabada en impulsos eléctricos, discos magnéticos o semiconductores. Todos ellos, sin importar el medio, cumplen la misma función: <text:span text:style-name="Strong_20_Emphasis">preservar información para el futuro</text:span>.</text:p>
      <text:p text:style-name="Text_20_body">La memoria no está limitada a los objetos externos que fabricamos. También nuestro propio cuerpo es un soporte de memoria. El ejemplo más cercano es el cerebro: las neuronas son capaces de modificar sus conexiones y reforzar ciertos caminos sinápticos para “grabar” experiencias, pensamientos o habilidades. Cuando aprendemos a andar en bicicleta, lo que hacemos en realidad es inscribir un patrón en nuestra memoria neuronal, de manera que esa información pueda ser reutilizada cada vez que volvamos a subirnos a una bicicleta.</text:p>
      <text:p text:style-name="Text_20_body">Un libro, por su parte, puede considerarse también un dispositivo de memoria. La tinta sobre el papel almacena símbolos que representan ideas, y esas ideas pueden ser recuperadas por generaciones de lectores a lo largo de décadas o siglos. Un libro escrito hoy puede guiar, enseñar o emocionar a alguien dentro de varios cientos de años, del mismo modo que hoy seguimos leyendo a autores que vivieron en la Antigüedad. El libro es, pues, un soporte físico de memoria colectiva.</text:p>
      <text:p text:style-name="Text_20_body">Lo esencial, en todos los casos, es que la memoria convierte el tiempo en algo que puede ser atravesado. Sin memoria, cada instante se consumiría y desaparecería en el vacío, sin dejar rastro. Con memoria, el pasado puede proyectarse hacia el presente y el futuro, influir en las decisiones, guiar la acción y, en última instancia, dar coherencia a la existencia. La memoria es el puente que impide que todo sea un presente fugaz y sin raíces.</text:p>
      <text:p text:style-name="Text_20_body"><text:soft-page-break/>Si pensamos en la vida en su conjunto, descubrimos que la memoria no se limita a nuestras neuronas ni a los objetos creados por la humanidad. El ADN mismo puede entenderse como un gigantesco dispositivo de memoria, inscrito en la materia, que almacena información sobre cómo construir y sostener la vida. Allí se guarda la experiencia de millones de generaciones anteriores, lista para ser recuperada y aplicada en cada nuevo ser vivo. La memoria, entonces, no es un privilegio humano: es un principio universal, un recurso fundamental que sostiene la continuidad de todo lo que vive.</text:p>
      <text:p text:style-name="Horizontal_20_Line"/>
      <text:p text:style-name="Text_20_body">¿Quieres que en el siguiente paso lleve esta explicación hacia una <text:span text:style-name="Strong_20_Emphasis">conexión más directa con el ADN como memoria de la vida</text:span>, o prefieres que primero mantengamos la definición más amplia y general, como aquí?</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0T12:41:53.661000000</meta:creation-date>
    <dc:date>2025-08-20T12:46:21.688000000</dc:date>
    <meta:editing-duration>PT4M28S</meta:editing-duration>
    <meta:editing-cycles>1</meta:editing-cycles>
    <meta:document-statistic meta:table-count="0" meta:image-count="0" meta:object-count="0" meta:page-count="2" meta:paragraph-count="10" meta:word-count="644" meta:character-count="3976" meta:non-whitespace-character-count="3341"/>
    <meta:generator>LibreOffice/7.3.5.2$Windows_X86_64 LibreOffice_project/184fe81b8c8c30d8b5082578aee2fed2ea847c01</meta:generator>
  </office:meta>
</office:document-meta>
</file>